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54cm" svg:x="8.62cm" svg:y="6.08cm">
          <text:p text:style-name="P1">Block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2.54cm" svg:x="8.62cm" svg:y="12.43cm">
          <text:p text:style-name="P1">Data </text:p>
          <text:p text:style-name="P1">Col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2.54cm" svg:x="8.62cm" svg:y="18.145cm">
          <text:p text:style-name="P1">Data </text:p>
          <text:p text:style-name="P1">S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25cm" svg:y1="2.27cm" svg:x2="10.525cm" svg:y2="6.08cm">
          <text:p/>
        </draw:line>
        <draw:line draw:style-name="gr2" draw:text-style-name="P1" draw:layer="layout" svg:x1="11.16cm" svg:y1="8.62cm" svg:x2="11.16cm" svg:y2="12.43cm">
          <text:p/>
        </draw:line>
        <draw:line draw:style-name="gr2" draw:text-style-name="P1" draw:layer="layout" svg:x1="11.16cm" svg:y1="14.97cm" svg:x2="11.16cm" svg:y2="18.145cm">
          <text:p/>
        </draw:line>
        <draw:line draw:style-name="gr2" draw:text-style-name="P1" draw:layer="layout" svg:x1="9.255cm" svg:y1="12.43cm" svg:x2="9.255cm" svg:y2="8.62cm">
          <text:p/>
        </draw:line>
        <draw:path draw:style-name="gr3" draw:text-style-name="P1" draw:layer="layout" svg:width="-1.436cm" svg:height="-1.111cm" svg:x="9.255cm" svg:y="21.161cm" svg:viewBox="0 0 -1437 -1112" svg:d="m604-41224c310 56 684-61 805-403 145-410-306-647-604-690-390-56-616 359-805 633l29 57">
          <text:p text:style-name="P1"/>
          <text:p text:style-name="P1"/>
        </draw:path>
        <draw:frame draw:style-name="gr4" draw:layer="layout" svg:width="5.08cm" svg:height="1.27cm" svg:x="7.35cm" svg:y="21.32cm">
          <draw:text-box>
            <text:p>Attempt Failed</text:p>
          </draw:text-box>
        </draw:frame>
        <draw:frame draw:style-name="gr5" draw:layer="layout" svg:width="10.16cm" svg:height="0.962cm" svg:x="2.905cm" svg:y="23.86cm">
          <draw:text-box>
            <text:p>t = number of samples measured</text:p>
          </draw:text-box>
        </draw:frame>
        <draw:frame draw:style-name="gr6" draw:layer="layout" svg:width="1.905cm" svg:height="0.962cm" svg:x="10.525cm" svg:y="3.848cm">
          <draw:text-box>
            <text:p>Start</text:p>
          </draw:text-box>
        </draw:frame>
        <draw:frame draw:style-name="gr5" draw:layer="layout" svg:width="4.445cm" svg:height="0.962cm" svg:x="11.16cm" svg:y="9.89cm">
          <draw:text-box>
            <text:p>Timer Expired</text:p>
          </draw:text-box>
        </draw:frame>
        <draw:frame draw:style-name="gr4" draw:text-style-name="P2" draw:layer="layout" svg:width="7.62cm" svg:height="1.27cm" svg:x="1.635cm" svg:y="1.635cm">
          <draw:text-box>
            <text:p text:style-name="P2"><text:span text:style-name="T1">Basic state diagram</text:span></text:p>
          </draw:text-box>
        </draw:frame>
        <draw:frame draw:style-name="gr7" draw:layer="layout" svg:width="10.16cm" svg:height="0.962cm" svg:x="2.905cm" svg:y="24.803cm">
          <draw:text-box>
            <text:p>x = total number of samples</text:p>
          </draw:text-box>
        </draw:frame>
        <draw:frame draw:style-name="gr8" draw:layer="layout" svg:width="2.54cm" svg:height="1.52cm" svg:x="11.16cm" svg:y="16.24cm">
          <draw:text-box>
            <text:p>t = x</text:p>
          </draw:text-box>
        </draw:frame>
        <draw:frame draw:style-name="gr8" draw:layer="layout" svg:width="2.54cm" svg:height="1.52cm" svg:x="7.35cm" svg:y="9.89cm">
          <draw:text-box>
            <text:p>t &lt; 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</meta:initial-creator>
    <meta:creation-date>2010-12-16T16:58:47</meta:creation-date>
    <dc:date>2010-12-16T17:25:34</dc:date>
    <dc:creator>carlos </dc:creator>
    <meta:editing-duration>PT00H09M49S</meta:editing-duration>
    <meta:editing-cycles>4</meta:editing-cycles>
    <meta:generator>OpenOffice.org/3.2$Linux OpenOffice.org_project/320m19$Build-9505</meta:generator>
    <meta:document-statistic meta:object-count="16"/>
  </office:meta>
</office:document-meta>
</file>